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a roma" svg:font-family="'Time newa roma'"/>
    <style:font-face style:name="Ubuntu" svg:font-family="Ubuntu, Helvetica, 'Trebuchet M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Time newa roma" fo:font-size="11pt" fo:letter-spacing="normal" fo:font-style="normal" fo:font-weight="normal" officeooo:paragraph-rsid="0008c40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 newa roma" fo:font-size="11pt" officeooo:rsid="000269c7" officeooo:paragraph-rsid="000269c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 newa roma" fo:font-size="11pt" officeooo:rsid="0007e3ff" officeooo:paragraph-rsid="0007e3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 newa roma" fo:font-size="11pt" officeooo:paragraph-rsid="0008c405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 newa roma" fo:font-size="11pt" officeooo:rsid="00105be6" officeooo:paragraph-rsid="00105be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ff3333" style:font-name="Time newa roma" fo:font-size="11pt" officeooo:rsid="000269c7" officeooo:paragraph-rsid="000269c7" style:font-size-asian="11pt" style:font-size-complex="11pt"/>
    </style:style>
    <style:style style:name="T1" style:family="text">
      <style:text-properties fo:font-variant="normal" fo:text-transform="none" fo:color="#333333" style:font-name="Ubuntu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Ubuntu" fo:font-size="10.5pt" fo:letter-spacing="normal" fo:font-style="normal" fo:font-weight="normal" officeooo:rsid="0007890d"/>
    </style:style>
    <style:style style:name="T3" style:family="text">
      <style:text-properties fo:font-variant="normal" fo:text-transform="none" fo:color="#333333" style:font-name="Ubuntu" fo:font-size="10.5pt" fo:letter-spacing="normal" fo:font-style="normal" fo:font-weight="normal" officeooo:rsid="0008c405"/>
    </style:style>
    <style:style style:name="T4" style:family="text">
      <style:text-properties fo:font-variant="normal" fo:text-transform="none" fo:color="#333333" style:font-name="Ubuntu" fo:font-size="10.5pt" fo:letter-spacing="normal" fo:font-style="normal" fo:font-weight="normal" officeooo:rsid="0009131b"/>
    </style:style>
    <style:style style:name="T5" style:family="text">
      <style:text-properties fo:font-variant="normal" fo:text-transform="none" fo:color="#333333" style:font-name="Ubuntu" fo:font-size="10.5pt" fo:letter-spacing="normal" fo:font-style="normal" fo:font-weight="normal" officeooo:rsid="000afad6"/>
    </style:style>
    <style:style style:name="T6" style:family="text">
      <style:text-properties fo:font-variant="normal" fo:text-transform="none" fo:color="#333333" fo:font-size="10.5pt" fo:letter-spacing="normal" fo:font-style="normal" fo:font-weight="normal"/>
    </style:style>
    <style:style style:name="T7" style:family="text">
      <style:text-properties fo:font-variant="normal" fo:text-transform="none" fo:color="#333333" fo:font-size="10.5pt" fo:letter-spacing="normal" fo:font-style="normal" fo:font-weight="normal" officeooo:rsid="0007890d"/>
    </style:style>
    <style:style style:name="T8" style:family="text">
      <style:text-properties fo:font-variant="normal" fo:text-transform="none" fo:color="#333333" fo:font-size="10.5pt" fo:letter-spacing="normal" fo:font-style="normal" fo:font-weight="normal" officeooo:rsid="0008c405"/>
    </style:style>
    <style:style style:name="T9" style:family="text">
      <style:text-properties fo:font-variant="normal" fo:text-transform="none" fo:color="#333333" fo:font-size="10.5pt" fo:letter-spacing="normal" fo:font-style="normal" fo:font-weight="normal" officeooo:rsid="0009131b"/>
    </style:style>
    <style:style style:name="T10" style:family="text">
      <style:text-properties fo:font-variant="normal" fo:text-transform="none" fo:color="#333333" fo:font-size="10.5pt" fo:letter-spacing="normal" fo:font-style="normal" fo:font-weight="normal" officeooo:rsid="000afad6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fo:letter-spacing="normal" fo:font-style="normal" fo:font-weight="normal" officeooo:rsid="0007890d"/>
    </style:style>
    <style:style style:name="T13" style:family="text">
      <style:text-properties fo:font-variant="normal" fo:text-transform="none" fo:color="#333333" fo:letter-spacing="normal" fo:font-style="normal" fo:font-weight="normal" officeooo:rsid="0008c405"/>
    </style:style>
    <style:style style:name="T14" style:family="text">
      <style:text-properties fo:font-variant="normal" fo:text-transform="none" fo:color="#333333" fo:letter-spacing="normal" fo:font-style="normal" fo:font-weight="normal" officeooo:rsid="0009131b"/>
    </style:style>
    <style:style style:name="T15" style:family="text">
      <style:text-properties fo:font-variant="normal" fo:text-transform="none" fo:color="#333333" fo:letter-spacing="normal" fo:font-style="normal" fo:font-weight="normal" officeooo:rsid="000afad6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7890d"/>
    </style:style>
    <style:style style:name="T18" style:family="text">
      <style:text-properties fo:font-variant="normal" fo:text-transform="none" fo:letter-spacing="normal" fo:font-style="normal" fo:font-weight="normal" officeooo:rsid="0008c405"/>
    </style:style>
    <style:style style:name="T19" style:family="text">
      <style:text-properties fo:font-variant="normal" fo:text-transform="none" fo:letter-spacing="normal" fo:font-style="normal" fo:font-weight="normal" officeooo:rsid="0009131b"/>
    </style:style>
    <style:style style:name="T20" style:family="text">
      <style:text-properties fo:font-variant="normal" fo:text-transform="none" fo:letter-spacing="normal" fo:font-style="normal" fo:font-weight="normal" officeooo:rsid="000afad6"/>
    </style:style>
    <style:style style:name="T21" style:family="text">
      <style:text-properties officeooo:rsid="000cf6b3"/>
    </style:style>
    <style:style style:name="T22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tarefa está composta por 4 pontos a serem pesquisados:</text:p>
      <text:p text:style-name="P2"/>
      <text:p text:style-name="P6">1. Reunir os aspetos culturais, políticos, religiosos e culinários que a favela influenciou na identidade da cidade do Rio de Janeiro e do Brasil.</text:p>
      <text:p text:style-name="P2"/>
      <text:p text:style-name="P3">Reunir os aspectos culturais, políticos, religiosos e culinários que a favela influenciou na identidade da cidade do Rio de Janeiro e do Brasil. Os exemplos mais comuns são o funk, feijoada e a umbanda. Nossa cultura foi formada por elementos Africanos, exemplo a feijoada era comida dos “escravos”, hoje ela é conhecida mundialmente e servida em vários restaurantes. Outro elemento é a umbanda, de origem Africana, era apenas batuque realizado pelos negros e hoje é praticada por qualquer classe econômica.</text:p>
      <text:p text:style-name="P2"/>
      <text:p text:style-name="P2"/>
      <text:p text:style-name="P2">2. <text:span text:style-name="T22">Pensar no que você pode cooperar para que novos aspetos sejam construídos.</text:span></text:p>
      <text:p text:style-name="P2"/>
      <text:p text:style-name="P2"><text:tab/>“<text:span text:style-name="T21">Favela é fabrica de potencia.” ouvi essa frase de uma pessoa e pensei, “esse cara é louco, onde um lugar que ninguém quer seu bem, que não é unido, a não ser nos momentos de tragedia, pode ser frabrica de potencia”. Levei algu tempo para entender que eu era uma potencia e referencia na comunidade, levei alguns mêses para ver as potencias que a comunidade tem, com Professores formados, <text:s/>Advogado, exelente programadores… Demorei a entender que eu já está e já estou no processo ajudando pra novos aspectos serem contruidos, iniciei no mundo da tecnologia ainda novo e sem perceber cá estou eu, ainda nessa mesma area da tecnologia ensinando e aprendendo caada dia mais, <text:s/>um trabalho que começou em 2007, e eu ainda sigo no processo na esperança de criarmos algo que de fato ajude a comunidade.</text:span></text:p>
      <text:p text:style-name="P2"/>
      <text:p text:style-name="P6">3. O que você pode dar de contribuição que coopere com as instituições (a SAMP e o PROA) que estão te recebendo no território. Ou seja, o que você tem de potencial que pode contribuir de alguma forma para estas instituições serem melhores.</text:p>
      <text:p text:style-name="P2"/>
      <text:p text:style-name="P5">Posso contribuir em ser voluntario nas ações, nas questões tecnologicas como fazer uma pagina para as instituições.</text:p>
      <text:p text:style-name="P2"/>
      <text:p text:style-name="P2"/>
      <text:p text:style-name="P6">4. O Complexo de Favelas dos Prazeres é um conjunto de Favelas.  Vocês irão relacionar estas favelas que compõe o Complexo dos Prazeres e fazer uma breve história destas comunidades (dois parágrafos) de cada uma delas . (dando cola: são duas favelas).</text:p>
      <text:p text:style-name="P2"/>
      <text:p text:style-name="P4"><text:span text:style-name="T17">O nome </text:span><text:span text:style-name="T18">Escondidinho </text:span><text:span text:style-name="T17">é </text:span><text:span text:style-name="T18">referente <text:s/>a um quilombo <text:s/>que existia na area, <text:s/>e hoje se localiza a comunidade, visto de longe o quilombo passa despercebido, mas ao acender fogueiras para cozinhar a fumaça denunciava sua localidade. <text:s/></text:span><text:span text:style-name="T19">A comunida fica localizada no bairro do Rio cumprido . </text:span></text:p>
      <text:p text:style-name="P1"/>
      <text:p text:style-name="P4"><text:span text:style-name="T19">Dizem que a comunidade do Escondidinho veio primeiro que o morro dos <text:s/>Prazeres. Que por sinal teve seu nome de origem </text:span><text:span text:style-name="T16"><text:s/>"Prazeres" </text:span><text:span text:style-name="T19">a</text:span><text:span text:style-name="T16"> uma homenagem à madre que rezava missas na subida do morro: Maria dos Prazeres. Nesta mesma área foi construída uma pequena capela que serviu como local de orações dos moradores da comunidade. Hoje, um prédio toma conta do terreno. </text:span><text:span text:style-name="T19">A uma versão alternativa sobre o nome inusitado da comunidade, dizem também que em uma rua no bairro de Laranjeiras, <text:s/>existia um prostibulo, e a maioria das meninas que trabalhavam lá, moravam no morro dos Prazeres, por esse prostibulo ser para a alta sociedade, muitos homens que não tinham um condição financeira para ir nesse prostibulo, iam diretamente na origem das meninas, dai ficou Morro dos Prazeres. </text:span><text:span text:style-name="T20">Vivemos em um </text:span><text:soft-page-break/><text:span text:style-name="T20">mundo empreguinado de supertições e historias, mentiras e verdades, coisas que talvez entenderemos e ou não entendere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 newa roma" svg:font-family="'Time newa roma'"/>
    <style:font-face style:name="Ubuntu" svg:font-family="Ubuntu, Helvetica, 'Trebuchet M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1:09:54.351765033</meta:creation-date>
    <dc:date>2018-02-01T19:29:46.226851797</dc:date>
    <meta:editing-duration>PT12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0" meta:word-count="562" meta:character-count="3377" meta:non-whitespace-character-count="2813"/>
  </office:meta>
</office:document-meta>
</file>